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bb2" officeooo:paragraph-rsid="00100bb2"/>
    </style:style>
    <style:style style:name="P2" style:family="paragraph" style:parent-style-name="Standard">
      <style:text-properties officeooo:rsid="0011d9a9" officeooo:paragraph-rsid="0011d9a9"/>
    </style:style>
    <style:style style:name="P3" style:family="paragraph" style:parent-style-name="Standard">
      <style:text-properties officeooo:rsid="00121443" officeooo:paragraph-rsid="00121443"/>
    </style:style>
    <style:style style:name="P4" style:family="paragraph" style:parent-style-name="Standard">
      <style:text-properties officeooo:rsid="0017a876" officeooo:paragraph-rsid="0017a876"/>
    </style:style>
    <style:style style:name="P5" style:family="paragraph" style:parent-style-name="Standard">
      <style:text-properties officeooo:rsid="0017a876" officeooo:paragraph-rsid="00181b47"/>
    </style:style>
    <style:style style:name="P6" style:family="paragraph" style:parent-style-name="Standard">
      <style:text-properties officeooo:rsid="00189761" officeooo:paragraph-rsid="00189761"/>
    </style:style>
    <style:style style:name="P7" style:family="paragraph" style:parent-style-name="Standard">
      <style:text-properties officeooo:rsid="00189761" officeooo:paragraph-rsid="001d1855"/>
    </style:style>
    <style:style style:name="P8" style:family="paragraph" style:parent-style-name="Standard">
      <style:text-properties officeooo:rsid="00193cdc" officeooo:paragraph-rsid="00193cdc"/>
    </style:style>
    <style:style style:name="P9" style:family="paragraph" style:parent-style-name="Standard">
      <style:text-properties officeooo:rsid="001f828c" officeooo:paragraph-rsid="001f828c"/>
    </style:style>
    <style:style style:name="P10" style:family="paragraph" style:parent-style-name="Standard">
      <style:text-properties officeooo:rsid="0020ca5d" officeooo:paragraph-rsid="0020ca5d"/>
    </style:style>
    <style:style style:name="P11" style:family="paragraph" style:parent-style-name="Standard">
      <style:text-properties officeooo:rsid="002151c4" officeooo:paragraph-rsid="002151c4"/>
    </style:style>
    <style:style style:name="P12" style:family="paragraph" style:parent-style-name="Standard">
      <style:text-properties officeooo:rsid="0028b988" officeooo:paragraph-rsid="0028b988"/>
    </style:style>
    <style:style style:name="P13" style:family="paragraph" style:parent-style-name="Standard">
      <style:text-properties fo:font-size="14pt" fo:font-weight="bold" officeooo:rsid="002151c4" officeooo:paragraph-rsid="002151c4" style:font-weight-asian="bold" style:font-weight-complex="bold"/>
    </style:style>
    <style:style style:name="P14" style:family="paragraph" style:parent-style-name="Standard">
      <style:text-properties fo:font-size="14pt" fo:font-weight="bold" officeooo:rsid="0022f355" officeooo:paragraph-rsid="0022f355" style:font-weight-asian="bold" style:font-weight-complex="bold"/>
    </style:style>
    <style:style style:name="P15" style:family="paragraph" style:parent-style-name="Standard">
      <style:text-properties fo:font-size="14pt" fo:font-weight="bold" officeooo:rsid="003d6b79" officeooo:paragraph-rsid="003d6b79" style:font-weight-asian="bold" style:font-weight-complex="bold"/>
    </style:style>
    <style:style style:name="P16" style:family="paragraph" style:parent-style-name="Standard">
      <style:text-properties fo:font-size="14pt" fo:font-weight="bold" officeooo:rsid="003f276e" officeooo:paragraph-rsid="003f276e" style:font-weight-asian="bold" style:font-weight-complex="bold"/>
    </style:style>
    <style:style style:name="P17" style:family="paragraph" style:parent-style-name="Standard">
      <style:text-properties officeooo:rsid="002a99bc" officeooo:paragraph-rsid="002a99bc"/>
    </style:style>
    <style:style style:name="P18" style:family="paragraph" style:parent-style-name="Standard">
      <style:text-properties officeooo:rsid="002b9a19" officeooo:paragraph-rsid="002b9a19"/>
    </style:style>
    <style:style style:name="P19" style:family="paragraph" style:parent-style-name="Standard">
      <style:text-properties officeooo:rsid="002d7104" officeooo:paragraph-rsid="002d7104"/>
    </style:style>
    <style:style style:name="P20" style:family="paragraph" style:parent-style-name="Standard">
      <style:text-properties officeooo:rsid="002e695f" officeooo:paragraph-rsid="002e695f"/>
    </style:style>
    <style:style style:name="P21" style:family="paragraph" style:parent-style-name="Standard">
      <style:text-properties officeooo:rsid="00303c90" officeooo:paragraph-rsid="00303c90"/>
    </style:style>
    <style:style style:name="P22" style:family="paragraph" style:parent-style-name="Standard">
      <style:text-properties officeooo:rsid="0030d6cf" officeooo:paragraph-rsid="0030d6cf"/>
    </style:style>
    <style:style style:name="P23" style:family="paragraph" style:parent-style-name="Standard">
      <style:text-properties officeooo:rsid="00330f97" officeooo:paragraph-rsid="00330f97"/>
    </style:style>
    <style:style style:name="P24" style:family="paragraph" style:parent-style-name="Standard">
      <style:text-properties officeooo:rsid="003d6b79" officeooo:paragraph-rsid="003d6b79"/>
    </style:style>
    <style:style style:name="P25" style:family="paragraph" style:parent-style-name="Standard">
      <style:text-properties officeooo:rsid="00419a11" officeooo:paragraph-rsid="00419a11"/>
    </style:style>
    <style:style style:name="P26" style:family="paragraph" style:parent-style-name="Standard">
      <style:text-properties officeooo:rsid="0042074f" officeooo:paragraph-rsid="0042074f"/>
    </style:style>
    <style:style style:name="P27" style:family="paragraph" style:parent-style-name="Standard" style:list-style-name="L1">
      <style:text-properties officeooo:rsid="00100bb2" officeooo:paragraph-rsid="00100bb2"/>
    </style:style>
    <style:style style:name="P28" style:family="paragraph" style:parent-style-name="Standard">
      <style:text-properties style:text-position="0% 100%" officeooo:rsid="00193cdc" officeooo:paragraph-rsid="00193cdc"/>
    </style:style>
    <style:style style:name="P29" style:family="paragraph" style:parent-style-name="Standard" style:list-style-name="L3">
      <style:text-properties style:text-position="0% 100%" officeooo:rsid="0030d6cf" officeooo:paragraph-rsid="0030d6cf"/>
    </style:style>
    <style:style style:name="P30" style:family="paragraph" style:parent-style-name="Standard">
      <style:text-properties style:text-position="0% 100%" officeooo:rsid="0030d6cf" officeooo:paragraph-rsid="0030d6cf"/>
    </style:style>
    <style:style style:name="P31" style:family="paragraph" style:parent-style-name="Standard">
      <style:text-properties style:text-position="0% 100%" officeooo:rsid="00311d4b" officeooo:paragraph-rsid="0030d6cf"/>
    </style:style>
    <style:style style:name="P32" style:family="paragraph" style:parent-style-name="Standard">
      <style:text-properties style:text-position="0% 100%" officeooo:rsid="00330f97" officeooo:paragraph-rsid="0030d6cf"/>
    </style:style>
    <style:style style:name="P33" style:family="paragraph" style:parent-style-name="Standard" style:list-style-name="L2">
      <style:text-properties officeooo:rsid="00254d20" officeooo:paragraph-rsid="00254d20"/>
    </style:style>
    <style:style style:name="P34" style:family="paragraph" style:parent-style-name="Standard" style:list-style-name="L2">
      <style:text-properties officeooo:rsid="0026e83b" officeooo:paragraph-rsid="0026e83b"/>
    </style:style>
    <style:style style:name="P35" style:family="paragraph" style:parent-style-name="Standard" style:list-style-name="L2">
      <style:text-properties officeooo:rsid="00275bd3" officeooo:paragraph-rsid="00275bd3"/>
    </style:style>
    <style:style style:name="P36" style:family="paragraph" style:parent-style-name="Standard" style:list-style-name="L2">
      <style:text-properties officeooo:rsid="0028b988" officeooo:paragraph-rsid="0028b988"/>
    </style:style>
    <style:style style:name="P37" style:family="paragraph" style:parent-style-name="Standard">
      <style:text-properties officeooo:rsid="0028b988" officeooo:paragraph-rsid="0028b988"/>
    </style:style>
    <style:style style:name="P38" style:family="paragraph" style:parent-style-name="Standard" style:list-style-name="L3">
      <style:text-properties officeooo:rsid="00303c90" officeooo:paragraph-rsid="00303c90"/>
    </style:style>
    <style:style style:name="P39" style:family="paragraph" style:parent-style-name="Standard" style:list-style-name="L3">
      <style:text-properties officeooo:rsid="0030d6cf" officeooo:paragraph-rsid="0030d6cf"/>
    </style:style>
    <style:style style:name="P40" style:family="paragraph" style:parent-style-name="Standard" style:list-style-name="L3">
      <style:text-properties officeooo:rsid="00330f97" officeooo:paragraph-rsid="00330f97"/>
    </style:style>
    <style:style style:name="P41" style:family="paragraph" style:parent-style-name="Standard" style:list-style-name="L4">
      <style:text-properties officeooo:paragraph-rsid="003f276e"/>
    </style:style>
    <style:style style:name="P42" style:family="paragraph" style:parent-style-name="Standard" style:list-style-name="L4">
      <style:text-properties officeooo:rsid="003fa487" officeooo:paragraph-rsid="003fa487"/>
    </style:style>
    <style:style style:name="P43" style:family="paragraph" style:parent-style-name="Standard" style:list-style-name="L4">
      <style:text-properties officeooo:rsid="00419a11" officeooo:paragraph-rsid="00419a11"/>
    </style:style>
    <style:style style:name="P44" style:family="paragraph" style:parent-style-name="Standard">
      <style:text-properties officeooo:rsid="004517dd" officeooo:paragraph-rsid="004517dd"/>
    </style:style>
    <style:style style:name="P45" style:family="paragraph" style:parent-style-name="Standard">
      <style:text-properties officeooo:rsid="0045a738" officeooo:paragraph-rsid="0045a738"/>
    </style:style>
    <style:style style:name="P46" style:family="paragraph" style:parent-style-name="Standard">
      <style:text-properties officeooo:rsid="004678be" officeooo:paragraph-rsid="004678be"/>
    </style:style>
    <style:style style:name="P47" style:family="paragraph" style:parent-style-name="Standard">
      <style:text-properties officeooo:rsid="0048447b" officeooo:paragraph-rsid="004678be"/>
    </style:style>
    <style:style style:name="P48" style:family="paragraph" style:parent-style-name="Standard">
      <style:text-properties officeooo:rsid="0048447b" officeooo:paragraph-rsid="0048447b"/>
    </style:style>
    <style:style style:name="P49" style:family="paragraph" style:parent-style-name="Standard">
      <style:text-properties officeooo:rsid="0048d664" officeooo:paragraph-rsid="0048d664"/>
    </style:style>
    <style:style style:name="P50" style:family="paragraph" style:parent-style-name="Standard">
      <style:text-properties officeooo:rsid="00496646" officeooo:paragraph-rsid="00496646"/>
    </style:style>
    <style:style style:name="P51" style:family="paragraph" style:parent-style-name="Standard">
      <style:text-properties officeooo:rsid="0049a809" officeooo:paragraph-rsid="0049a809"/>
    </style:style>
    <style:style style:name="P52" style:family="paragraph" style:parent-style-name="Standard">
      <style:text-properties officeooo:rsid="004cbc50" officeooo:paragraph-rsid="004cbc50"/>
    </style:style>
    <style:style style:name="P53" style:family="paragraph" style:parent-style-name="Standard">
      <style:text-properties officeooo:rsid="004dbad0" officeooo:paragraph-rsid="004dbad0"/>
    </style:style>
    <style:style style:name="P54" style:family="paragraph" style:parent-style-name="Standard">
      <style:text-properties officeooo:rsid="004f9750" officeooo:paragraph-rsid="004f9750"/>
    </style:style>
    <style:style style:name="P55" style:family="paragraph" style:parent-style-name="Standard">
      <style:text-properties officeooo:rsid="0052a6cd" officeooo:paragraph-rsid="0052a6cd"/>
    </style:style>
    <style:style style:name="P56" style:family="paragraph" style:parent-style-name="Standard">
      <style:text-properties officeooo:rsid="0055c298" officeooo:paragraph-rsid="0055c298"/>
    </style:style>
    <style:style style:name="P57" style:family="paragraph" style:parent-style-name="Standard">
      <style:text-properties officeooo:rsid="0055ea58" officeooo:paragraph-rsid="0055ea58"/>
    </style:style>
    <style:style style:name="P58" style:family="paragraph" style:parent-style-name="Standard">
      <style:text-properties officeooo:rsid="0057b0de" officeooo:paragraph-rsid="0057b0de"/>
    </style:style>
    <style:style style:name="P59" style:family="paragraph" style:parent-style-name="Standard">
      <style:text-properties officeooo:rsid="005915eb" officeooo:paragraph-rsid="005915eb"/>
    </style:style>
    <style:style style:name="P60" style:family="paragraph" style:parent-style-name="Standard">
      <style:text-properties officeooo:rsid="005bec42" officeooo:paragraph-rsid="005bec42"/>
    </style:style>
    <style:style style:name="P61" style:family="paragraph">
      <style:paragraph-properties fo:text-align="center"/>
    </style:style>
    <style:style style:name="P62" style:family="paragraph">
      <loext:graphic-properties draw:fill="none" draw:fill-color="#ffffff"/>
    </style:style>
    <style:style style:name="T1" style:family="text">
      <style:text-properties officeooo:rsid="00181b47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Liberation Serif1" fo:font-size="14pt" fo:font-style="normal" style:text-underline-style="none" fo:font-weight="normal" officeooo:rsid="00181b47" style:font-style-asian="normal" style:font-weight-asian="normal" style:font-style-complex="normal" style:font-weight-complex="normal"/>
    </style:style>
    <style:style style:name="T4" style:family="text">
      <style:text-properties style:text-position="0% 100%" officeooo:rsid="0019b537"/>
    </style:style>
    <style:style style:name="T5" style:family="text">
      <style:text-properties style:text-position="0% 100%" officeooo:rsid="001a37f7"/>
    </style:style>
    <style:style style:name="T6" style:family="text">
      <style:text-properties style:text-position="0% 100%" officeooo:rsid="00311d4b"/>
    </style:style>
    <style:style style:name="T7" style:family="text">
      <style:text-properties style:text-position="0% 100%" officeooo:rsid="00330f97"/>
    </style:style>
    <style:style style:name="T8" style:family="text">
      <style:text-properties style:text-position="sub 58%"/>
    </style:style>
    <style:style style:name="T9" style:family="text">
      <style:text-properties style:text-position="super 58%"/>
    </style:style>
    <style:style style:name="T10" style:family="text">
      <style:text-properties officeooo:rsid="001c1105"/>
    </style:style>
    <style:style style:name="T11" style:family="text">
      <style:text-properties officeooo:rsid="001d1855"/>
    </style:style>
    <style:style style:name="T12" style:family="text">
      <style:text-properties officeooo:rsid="00226a88"/>
    </style:style>
    <style:style style:name="T13" style:family="text">
      <style:text-properties officeooo:rsid="00241f2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f276e" style:font-style-asian="italic" style:font-style-complex="italic"/>
    </style:style>
    <style:style style:name="T16" style:family="text">
      <style:text-properties officeooo:rsid="0028b988"/>
    </style:style>
    <style:style style:name="T17" style:family="text">
      <style:text-properties officeooo:rsid="002bd5d9"/>
    </style:style>
    <style:style style:name="T18" style:family="text">
      <style:text-properties officeooo:rsid="0034cc53"/>
    </style:style>
    <style:style style:name="T19" style:family="text">
      <style:text-properties officeooo:rsid="003a499b"/>
    </style:style>
    <style:style style:name="T20" style:family="text">
      <style:text-properties officeooo:rsid="003bb26a"/>
    </style:style>
    <style:style style:name="T21" style:family="text">
      <style:text-properties officeooo:rsid="003bb4ba"/>
    </style:style>
    <style:style style:name="T22" style:family="text">
      <style:text-properties officeooo:rsid="003f276e"/>
    </style:style>
    <style:style style:name="T23" style:family="text">
      <style:text-properties style:font-name="Liberation Serif1"/>
    </style:style>
    <style:style style:name="T24" style:family="text">
      <style:text-properties officeooo:rsid="004e5722"/>
    </style:style>
    <style:style style:name="T25" style:family="text">
      <style:text-properties officeooo:rsid="005401ef"/>
    </style:style>
    <style:style style:name="T26" style:family="text">
      <style:text-properties officeooo:rsid="005915eb"/>
    </style:style>
    <style:style style:name="T27" style:family="text">
      <style:text-properties officeooo:rsid="005a25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1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4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on de clé : </text:p>
      <text:p text:style-name="P1">plus petit ensemble d’attributs qui détermine tout les attributs de R</text:p>
      <text:p text:style-name="P1"/>
      <text:p text:style-name="P1">Clé : </text:p>
      <text:list xml:id="list2915408716" text:style-name="L1">
        <text:list-item>
          <text:p text:style-name="P27">Att n’appartient pas membre droit des DF</text:p>
        </text:list-item>
        <text:list-item>
          <text:p text:style-name="P27">Ils appartiennent à la clé</text:p>
        </text:list-item>
        <text:list-item>
          <text:p text:style-name="P27">Calculer FT de ce(s) attribut(s)</text:p>
        </text:list-item>
      </text:list>
      <text:p text:style-name="P1"/>
      <text:p text:style-name="P1"/>
      <text:p text:style-name="P1">B n’appartient pas au membre droit des DF, donc B appartient à la ou aux clé(s)</text:p>
      <text:p text:style-name="P1">Est ce que B est clé ? </text:p>
      <text:p text:style-name="P1">Calculer fermeture transitive de B.</text:p>
      <text:p text:style-name="P1"/>
      <text:p text:style-name="P1">(B , D) ≠ ens. des attributs de R</text:p>
      <text:p text:style-name="P1">init, 2</text:p>
      <text:p text:style-name="P1"/>
      <text:p text:style-name="P1">AB clé ? → Oui</text:p>
      <text:p text:style-name="P1">BC clé ? → BC+ {BC, D, E, G, A, H} = Tous les attributs donc (BC) est clé</text:p>
      <text:p text:style-name="P2">BD clé ? → Non</text:p>
      <text:p text:style-name="P2">BE clé ? → Non</text:p>
      <text:p text:style-name="P2">BG clé ? → Oui</text:p>
      <text:p text:style-name="P2"/>
      <text:p text:style-name="P2">Les clés de R sont (AB) (BG) (BC)</text:p>
      <text:p text:style-name="P2">Quand plusieurs clés : clés candidates.</text:p>
      <text:p text:style-name="P3">(ABF) est aussi clé mais est une sur-clé.</text:p>
      <text:p text:style-name="P3"/>
      <text:p text:style-name="P3"/>
      <text:p text:style-name="P3"/>
      <text:p text:style-name="P4">R2(A,C,B,D)<text:tab/><text:tab/><text:tab/>Quel NF pour R2 ?</text:p>
      <text:p text:style-name="P4">F = {<text:tab/>A → B<text:tab/><text:tab/><text:tab/> <text:s/>1NF ? Ok car nous ne savons pas ce que contiennent les attributs</text:p>
      <text:p text:style-name="P4"><text:tab/>B → C<text:tab/><text:tab/><text:tab/> <text:s/>2NF ? Clé</text:p>
      <text:p text:style-name="P4"><text:tab/>A → D<text:tab/><text:tab/><text:tab/> <text:s/>3NF ? Attributs qui n’appartiennent pas à la clé ne doivent pas</text:p>
      <text:p text:style-name="P5"><text:tab/>D →C }<text:tab/><text:tab/><text:tab/>dépendre d’un attribut non clé (ici A) <text:span text:style-name="T1">&amp; BCD </text:span><text:span text:style-name="T3">∉ clé</text:span></text:p>
      <text:p text:style-name="P4"><text:tab/><text:tab/><text:tab/><text:tab/><text:tab/>C dépend de B car B→C donc R2 n’est pas en 3NF</text:p>
      <text:p text:style-name="P4"/>
      <text:p text:style-name="P6">R6(F,A,N,P)</text:p>
      <text:p text:style-name="P6">F = {<text:tab/>F→A</text:p>
      <text:p text:style-name="P6"><text:tab/>N,F→P } </text:p>
      <text:p text:style-name="P6">Clé ? FN appartiennent à la clé</text:p>
      <text:p text:style-name="P6">FN<text:span text:style-name="T9">+</text:span><text:span text:style-name="T2"> = (FN,A,P)</text:span></text:p>
      <text:p text:style-name="P8"><text:span text:style-name="T4">Nous retrouvons bien tous les éléments de la relation, d</text:span><text:span text:style-name="T2">onc </text:span><text:span text:style-name="T5">NF</text:span><text:span text:style-name="T2"> est bien la clé.</text:span></text:p>
      <text:p text:style-name="P28"/>
      <text:p text:style-name="P6">1NF ? Ok car nous ne savons pas ce qu’on contiennent les att.</text:p>
      <text:p text:style-name="P7">2NF ? <text:span text:style-name="T10">A,P </text:span><text:span text:style-name="T3">∉</text:span><text:span text:style-name="T10"> clé et A dépend d’une partie de la clé (F→A)</text:span></text:p>
      <text:p text:style-name="P7"><text:tab/><text:span text:style-name="T11">Donc pas en 2NF.</text:span></text:p>
      <text:p text:style-name="P7"/>
      <text:p text:style-name="P9">R6 est 1NF</text:p>
      <text:p text:style-name="P9"/>
      <text:p text:style-name="P10"/>
      <text:p text:style-name="P10"/>
      <text:p text:style-name="P10"/>
      <text:p text:style-name="P10"/>
      <text:p text:style-name="P10"><text:soft-page-break/>Relation Universelle → Décomposer → Plusieurs rlations qui sont en 3NF.</text:p>
      <text:p text:style-name="P10">Il existe plusieurs décompositions d’une relation en relations qui sont en 3NF.</text:p>
      <text:p text:style-name="P10">On va étudier : </text:p>
      <text:p text:style-name="P10">SPDF<text:tab/>: Sans perte de DF</text:p>
      <text:p text:style-name="P10">SPI <text:tab/>: Sans perte d’informations</text:p>
      <text:p text:style-name="P10"/>
      <text:p text:style-name="P11">SPDF → partir de Irr(F)</text:p>
      <text:p text:style-name="P11">SPI → Une <text:span text:style-name="T12">clé</text:span> de la relation Universelle doit être incluse dans une des relations obtenues</text:p>
      <text:p text:style-name="P13"/>
      <text:p text:style-name="P14">Méthode de calcul pour Irr(F) <text:span text:style-name="T13">en 4 étapes</text:span></text:p>
      <text:list xml:id="list2170000556" text:style-name="L2">
        <text:list-item>
          <text:p text:style-name="P33">Rendre les DF élémentaires<text:tab/>= 1 seul attribut à droite</text:p>
        </text:list-item>
        <text:list-item>
          <text:p text:style-name="P34">Enlever les DF triviales<text:tab/>(A→A <text:span text:style-name="T14">ou</text:span> AB → A)</text:p>
        </text:list-item>
        <text:list-item>
          <text:p text:style-name="P35"><text:span text:style-name="T16">R</text:span>endre les membres gauches des DF irréductibles (Irr) si l’on peut</text:p>
        </text:list-item>
        <text:list-item>
          <text:p text:style-name="P36">Enlever les DF redondantes</text:p>
        </text:list-item>
      </text:list>
      <text:p text:style-name="P12"/>
      <text:p text:style-name="P17">Exemple</text:p>
      <text:p text:style-name="P17">R1(A,B,C,D,E)</text:p>
      <text:p text:style-name="P17">F = {<text:tab/>A→B</text:p>
      <text:p text:style-name="P17"><text:tab/>B,C→D</text:p>
      <text:p text:style-name="P17"><text:tab/>A,C→B,D,E</text:p>
      <text:p text:style-name="P17"><text:tab/>D→E<text:tab/><text:tab/>}</text:p>
      <text:p text:style-name="P17"/>
      <text:p text:style-name="P17">Quelle NF ? </text:p>
      <text:p text:style-name="P17">Décomposition en 3NF SPDF SPI</text:p>
      <text:p text:style-name="P18">1NF ? Oui</text:p>
      <text:p text:style-name="P18">2NF ? Calcul de la clé</text:p>
      <text:p text:style-name="P18"><text:tab/>A,C n’appartient pas aux membres de droite. Donc clé A,C+ ? </text:p>
      <text:p text:style-name="P18"><text:tab/><text:span text:style-name="T17">(AC, B,D,E) Donc AC est la CLÉ</text:span></text:p>
      <text:p text:style-name="P19"><text:tab/>B n’appartient pas à la clé mais dépend d’une partie de la clé (A→B)</text:p>
      <text:p text:style-name="P19"><text:tab/>Donc R1 n’est pas 2NF.</text:p>
      <text:p text:style-name="P19"/>
      <text:p text:style-name="P20">R1 est donc en 1NF</text:p>
      <text:p text:style-name="P21">Irr(F) : </text:p>
      <text:list xml:id="list3883689109" text:style-name="L3">
        <text:list-item>
          <text:p text:style-name="P38">A→B déjà élémentaire</text:p>
          <text:p text:style-name="P39">BC→D déjà élémentaire</text:p>
          <text:p text:style-name="P39">AC→BDE</text:p>
          <text:p text:style-name="P39">Se décompose en AC→B /// AC→ D /// AC→E </text:p>
          <text:p text:style-name="P39">D→E déjà élémentaire</text:p>
        </text:list-item>
        <text:list-item>
          <text:p text:style-name="P39">Calcul DF triviale</text:p>
          <text:p text:style-name="P39">F<text:span text:style-name="T8">2</text:span><text:span text:style-name="T2"> – F</text:span><text:span text:style-name="T8">1</text:span></text:p>
        </text:list-item>
        <text:list-item>
          <text:p text:style-name="P29">BC→D si j’enlève C, est ce que B→D suffit ? </text:p>
          <text:p text:style-name="P29">Il suffit de calculer B+ =&gt;<text:tab/>B+ = {B} donc on garde C</text:p>
          <text:list>
            <text:list-item>
              <text:list>
                <text:list-header>
                  <text:p text:style-name="P29"><text:s/>si j’enlève B, est ce que C→D suffit ?</text:p>
                </text:list-header>
              </text:list>
            </text:list-item>
          </text:list>
        </text:list-item>
      </text:list>
      <text:p text:style-name="P30"><text:tab/>Il suffit de calculer C+ =&gt;<text:tab/>C+ = {C} donc on garde B</text:p>
      <text:p text:style-name="P22"><text:span text:style-name="T2"><text:tab/></text:span><text:span text:style-name="T6">BC→D irréductible</text:span></text:p>
      <text:p text:style-name="P31"/>
      <text:p text:style-name="P31"><text:tab/>AC→B, ------------A,-------------C→B-----?</text:p>
      <text:p text:style-name="P31"><text:tab/><text:tab/>B n’appartient pas à C+, donc on garde B</text:p>
      <text:p text:style-name="P31"><text:tab/><text:tab/> <text:s/>------------C,--------------A→B----?</text:p>
      <text:p text:style-name="P31"><text:tab/><text:tab/>B appartient à A+ donc on enlève C. AC→B devient A→B </text:p>
      <text:p text:style-name="P31"><text:tab/></text:p>
      <text:p text:style-name="P22"><text:span text:style-name="T6"><text:tab/></text:span><text:span text:style-name="T7">AC→D, D n’appartient pas à A+, donc AC→D irréductible</text:span></text:p>
      <text:p text:style-name="P32"><text:soft-page-break/><text:tab/>A,C→E, E n’appartient pas à A+ ni à C+, donc AC→E irréductible</text:p>
      <text:p text:style-name="P32"><text:tab/>Donc F =<text:tab/>{A→B</text:p>
      <text:p text:style-name="P32"><text:tab/><text:tab/><text:tab/>BC→D</text:p>
      <text:p text:style-name="P32"><text:tab/><text:tab/><text:tab/>AC→D</text:p>
      <text:p text:style-name="P32"><text:tab/><text:tab/><text:tab/>AC→E</text:p>
      <text:p text:style-name="P32"><text:tab/><text:tab/><text:tab/>D→E<text:tab/>}</text:p>
      <text:p text:style-name="P30"/>
      <text:list xml:id="list105939783190139" text:continue-numbering="true" text:style-name="L3">
        <text:list-item>
          <text:p text:style-name="P40">Retirer les DF redondantes.</text:p>
          <text:p text:style-name="P40">A→B redondante ? </text:p>
          <text:p text:style-name="P40">A+ / <text:span text:style-name="T18">(</text:span>F3 \ {A→B}<text:span text:style-name="T18">)</text:span> = {A(init)} B n’appartient pas à cette FT donc A→B non redondante</text:p>
        </text:list-item>
      </text:list>
      <text:p text:style-name="P23"/>
      <text:p text:style-name="P23"><text:tab/><text:span text:style-name="T18">BC→D redondante ?</text:span></text:p>
      <text:p text:style-name="P23"><text:tab/><text:span text:style-name="T18">BC+/ (F3 \ {AC→D}) = {B,C(init)} D n’appartient pas ------ donc BC→D non redondante</text:span></text:p>
      <text:p text:style-name="P23"><text:tab/></text:p>
      <text:p text:style-name="P23"><text:tab/><text:span text:style-name="T19">AC→D redondante ?</text:span></text:p>
      <text:p text:style-name="P23"><text:tab/><text:span text:style-name="T19">AC+ / (F3 \ {AC→D}) = {AC(init), B,D,E} donc D appartient------donc AC→D redondante</text:span></text:p>
      <text:p text:style-name="P23"/>
      <text:p text:style-name="P23"><text:tab/><text:span text:style-name="T20">AC→E redondante ?</text:span></text:p>
      <text:p text:style-name="P23"><text:tab/><text:span text:style-name="T20">AC+ / (F3 \ {AC→E}) = {AC(init), B,D,E} donc E appartient-------donc AC→E redondante</text:span></text:p>
      <text:p text:style-name="P23"/>
      <text:p text:style-name="P23"><text:tab/><text:span text:style-name="T21">D→E redondante ?</text:span></text:p>
      <text:p text:style-name="P23"><text:tab/><text:span text:style-name="T21">D+ / (F3 \ {D→E}) <text:s/>= {D(init)} E n’appartient pas à cette FT donc non redondante</text:span></text:p>
      <text:p text:style-name="P23"><text:tab/><text:span text:style-name="T21">D→E est la seule DF qui contient D en partie gauche, donc forcément non redondante</text:span></text:p>
      <text:p text:style-name="P23"/>
      <text:p text:style-name="P24">Donc Irr(F)={<text:tab/>A→B</text:p>
      <text:p text:style-name="P24"><text:tab/><text:tab/>BC→D</text:p>
      <text:p text:style-name="P24"><text:tab/><text:tab/>D→E<text:tab/>}</text:p>
      <text:p text:style-name="P15"/>
      <text:p text:style-name="P16">Décomposition SPDF SPI</text:p>
      <text:p text:style-name="P16"/>
      <text:list xml:id="list1591500534" text:style-name="L4">
        <text:list-item>
          <text:p text:style-name="P41"><text:span text:style-name="T22">Partir de Irr(</text:span><text:span text:style-name="T15">F</text:span><text:span text:style-name="T22">)</text:span></text:p>
        </text:list-item>
        <text:list-item>
          <text:p text:style-name="P42">Regrouper les DF qui ont le même membre gauche</text:p>
        </text:list-item>
        <text:list-item>
          <text:p text:style-name="P42">Créer une relation / ensemble de DF</text:p>
        </text:list-item>
        <text:list-item>
          <text:p text:style-name="P42">Si le schéma d’une relation est incluse dans un autre d’une autre relation, les regrouper </text:p>
        </text:list-item>
        <text:list-item>
          <text:p text:style-name="P43">Si aucune relation obtenue ne contient pas la clé de la relation universelle, créer une relation avec les att. de la clé.</text:p>
        </text:list-item>
      </text:list>
      <text:p text:style-name="P25"><draw:line text:anchor-type="paragraph" draw:z-index="1" draw:name="Forme2" draw:style-name="gr2" draw:text-style-name="P61" svg:x1="6.966cm" svg:y1="0.437cm" svg:x2="6.966cm" svg:y2="2.095cm"><text:p/></draw:line></text:p>
      <text:p text:style-name="P26">R1 (A,B) munie de F1={A→B}</text:p>
      <text:p text:style-name="P26"><draw:line text:anchor-type="paragraph" draw:z-index="0" draw:name="Forme1" draw:style-name="gr1" draw:text-style-name="P61" svg:x1="6.966cm" svg:y1="0.24cm" svg:x2="8.307cm" svg:y2="0.24cm"><text:p/></draw:line>R2 (B,C,D) munie de F2={B,C→D}<text:tab/><text:tab/><text:tab/>SPDF</text:p>
      <text:p text:style-name="P26">R3 (D,E) munie de F3={D→E}<text:tab/></text:p>
      <text:p text:style-name="P26"/>
      <text:p text:style-name="P26"><draw:line text:anchor-type="paragraph" draw:z-index="2" draw:name="Forme3" draw:style-name="gr1" draw:text-style-name="P61" svg:x1="5.766cm" svg:y1="0.332cm" svg:x2="8.271cm" svg:y2="0.332cm"><text:p/></draw:line>R4 (A,C) munie de F4 = <text:span text:style-name="T23">Ø<text:tab/><text:tab/><text:tab/><text:tab/>SPI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4"><text:soft-page-break/>R(A,B,C,D,E)</text:p>
      <text:p text:style-name="P44">F ={<text:tab/>A→CD,</text:p>
      <text:p text:style-name="P44"><text:s text:c="6"/><text:tab/>C→BDE,</text:p>
      <text:p text:style-name="P44"><text:tab/>D→CE <text:s text:c="3"/>}</text:p>
      <text:p text:style-name="P44">Quelle NF ? </text:p>
      <text:p text:style-name="P44">Décomposition 3NF SPDF SPI</text:p>
      <text:p text:style-name="P44"/>
      <text:p text:style-name="P45">1NF ? On suppose que oui puisque l’on ne connaît pas les attributs</text:p>
      <text:p text:style-name="P45">2NF ? A n’est pas dans les membres de droite, donc calcul de A+ pour savoir si A est clé</text:p>
      <text:p text:style-name="P45">A+ = {A(init),CD,BE}</text:p>
      <text:p text:style-name="P45">A+ donne tous les attributs, donc A est clé.</text:p>
      <text:p text:style-name="P46">La clé est composé d’un attribut unique, donc 2NF.</text:p>
      <text:p text:style-name="P47"/>
      <text:p text:style-name="P48">3NF ? Or C→BDE, et B n’appartient pas à la clé mais dépend d’un attribut non clé.</text:p>
      <text:p text:style-name="P48"/>
      <text:p text:style-name="P49">Donc R est 2NF.</text:p>
      <text:p text:style-name="P49"/>
      <text:p text:style-name="P50">Décomposition 3NF SPDF SPI : </text:p>
      <text:p text:style-name="P50"/>
      <text:p text:style-name="P50">Irr(F) : </text:p>
      <text:p text:style-name="P50"><draw:frame text:anchor-type="paragraph" draw:z-index="3" draw:name="Forme4" draw:style-name="gr3" draw:text-style-name="P62" svg:width="4.896cm" svg:height="4.155cm" svg:x="7.084cm" svg:y="0.104cm"><draw:text-box><text:p>Donc : </text:p><text:p>A→C</text:p><text:p>A→D</text:p><text:p>C→B</text:p><text:p>C→D</text:p><text:p>C→E</text:p><text:p>D→C</text:p><text:p>D→E</text:p></draw:text-box></draw:frame>A→CD se décompose en</text:p>
      <text:p text:style-name="P50">A→C</text:p>
      <text:p text:style-name="P50">A→D</text:p>
      <text:p text:style-name="P50">C→BDE se décompose en</text:p>
      <text:p text:style-name="P50">C→B</text:p>
      <text:p text:style-name="P50">C→D</text:p>
      <text:p text:style-name="P50">C→E</text:p>
      <text:p text:style-name="P51">D→CE se décompose en</text:p>
      <text:p text:style-name="P51">D→C</text:p>
      <text:p text:style-name="P51">D→E</text:p>
      <text:p text:style-name="P51"/>
      <text:p text:style-name="P52">Déjà triviale, déjà irréductible.</text:p>
      <text:p text:style-name="P53">A→C redondante ? </text:p>
      <text:p text:style-name="P53">A+ / {F \ A→C } = (A(init),<text:span text:style-name="T24">D,C,E,B</text:span>} : <text:s/><text:span text:style-name="T24">C </text:span>appartient <text:span text:style-name="T24">à </text:span>cette FT donc A→C redondante</text:p>
      <text:p text:style-name="P53"/>
      <text:p text:style-name="P54">A→D redondante ?</text:p>
      <text:p text:style-name="P54">A+ / {F \ A→D } = (A(init)) : D <text:span text:style-name="T25">n’</text:span>appartient <text:span text:style-name="T25">pas</text:span> à cette FT donc A→D <text:span text:style-name="T25">non redondante</text:span> </text:p>
      <text:p text:style-name="P54"/>
      <text:p text:style-name="P55">C→B redondante ?</text:p>
      <text:p text:style-name="P55">C+ / {F \ C→B } = (C(init),<text:span text:style-name="T25">D,E) : B n’appartient pas à cette FT donc C→B non redondante</text:span></text:p>
      <text:p text:style-name="P55"/>
      <text:p text:style-name="P56">C→D redondante ? </text:p>
      <text:p text:style-name="P56">C+ / {F \ C→D } = (C(init),B,E) : D n’appartient pas à cette FT donc C→D non redondante</text:p>
      <text:p text:style-name="P56"/>
      <text:p text:style-name="P57">C→E redondante ?</text:p>
      <text:p text:style-name="P57">C+ / {F \ C→E } <text:s/>= (C(init),B,D,E) : E appartient à cette FT donc C→E redondante</text:p>
      <text:p text:style-name="P53"/>
      <text:p text:style-name="P58">D→C redondante ?</text:p>
      <text:p text:style-name="P58">D+ / {F \ D→C } = (D(init),E) : C n’appartient pas à cette FT donc D→C non redondante</text:p>
      <text:p text:style-name="P58"/>
      <text:p text:style-name="P58">D→E redondante ?</text:p>
      <text:p text:style-name="P58">D+ / {F \ D→E } = (D(init),C,B) : E n’appartient pas à cette FT donc D→E non redondante</text:p>
      <text:p text:style-name="P59"><draw:frame text:anchor-type="paragraph" draw:z-index="4" draw:name="Forme4" draw:style-name="gr4" draw:text-style-name="P62" svg:width="1.37cm" svg:height="2.488cm" svg:x="2.753cm" svg:y="0.012cm"><draw:text-box><text:p>A→D </text:p><text:p>C→B</text:p><text:p>C→D</text:p><text:p>D→C</text:p><text:p>D→E</text:p></draw:text-box></draw:frame><text:soft-page-break/>Donc Irr(F) = {<text:tab/><text:tab/><text:span text:style-name="T27">Avec A clé de R et R en 2NF</text:span></text:p>
      <text:p text:style-name="P53"/>
      <text:p text:style-name="P51"/>
      <text:p text:style-name="P50"/>
      <text:p text:style-name="P12"><text:tab/><text:tab/><text:tab/> <text:span text:style-name="T26">}</text:span></text:p>
      <text:p text:style-name="P12"/>
      <text:p text:style-name="P60">R1(A,D) munie de G1 = {A→D} 3NF</text:p>
      <text:p text:style-name="P60">R2(C,B,D) munie de G2 = {C→B, C→D} 3NF</text:p>
      <text:p text:style-name="P60">R3(D,C,E) munie de G3 = {D→C, D→E} 3NF</text:p>
      <text:p text:style-name="P60"/>
      <text:p text:style-name="P60">Décomposition SPDF parti de Irr(F).</text:p>
      <text:p text:style-name="P60"/>
      <text:p text:style-name="P60">Décomposition SPI ?</text:p>
      <text:p text:style-name="P60"><text:tab/>Oui car A, clé de R, fait partie de R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1:49:02.181800252</meta:creation-date>
    <dc:date>2018-11-28T10:54:20.417293366</dc:date>
    <meta:editing-duration>PT2H11M45S</meta:editing-duration>
    <meta:editing-cycles>68</meta:editing-cycles>
    <meta:generator>LibreOffice/6.0.6.2$Linux_X86_64 LibreOffice_project/00m0$Build-2</meta:generator>
    <meta:document-statistic meta:table-count="0" meta:image-count="0" meta:object-count="0" meta:page-count="5" meta:paragraph-count="161" meta:word-count="1112" meta:character-count="5479" meta:non-whitespace-character-count="4427"/>
  </office:meta>
</office:document-meta>
</file>